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09f842" officeooo:paragraph-rsid="0009f842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09f842" officeooo:paragraph-rsid="0009f84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9f842" officeooo:paragraph-rsid="0009f84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f842" officeooo:paragraph-rsid="0009f842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que me fueron de ayuda para la realización del trabajo.</text:p>
      <text:p text:style-name="P2"/>
      <text:p text:style-name="P2"><text:a xlink:type="simple" xlink:href="https://www.tutorialspoint.com/pascal/pascal_files_handling.htm" text:style-name="Internet_20_link" text:visited-style-name="Visited_20_Internet_20_Link">https://www.tutorialspoint.com/pascal/pascal_files_handling.htm</text:a></text:p>
      <text:p text:style-name="P2"/>
      <text:p text:style-name="P2"><text:a xlink:type="simple" xlink:href="https://www.youtube.com/watch?v=DZS0ndhyVzc&amp;list=PL8B762B052A22636C&amp;index=29" text:style-name="Internet_20_link" text:visited-style-name="Visited_20_Internet_20_Link">https://www.youtube.com/watch?v=DZS0ndhyVzc&amp;list=PL8B762B052A22636C&amp;index=29</text:a></text:p>
      <text:p text:style-name="P2"/>
      <text:p text:style-name="P2"><text:a xlink:type="simple" xlink:href="https://wiki.freepascal.org/File_Handling_In_Pascal/es" text:style-name="Internet_20_link" text:visited-style-name="Visited_20_Internet_20_Link">https://wiki.freepascal.org/File_Handling_In_Pascal/es</text:a></text:p>
      <text:p text:style-name="P2"/>
      <text:p text:style-name="P2"><text:a xlink:type="simple" xlink:href="https://wiki.freepascal.org/typed_files" text:style-name="Internet_20_link" text:visited-style-name="Visited_20_Internet_20_Link">https://wiki.freepascal.org/typed_files</text:a></text:p>
      <text:p text:style-name="P2"/>
      <text:p text:style-name="P2"><text:a xlink:type="simple" xlink:href="https://www.freepascal.org/docs-html/user/userap4.html" text:style-name="Internet_20_link" text:visited-style-name="Visited_20_Internet_20_Link">https://www.freepascal.org/docs-html/user/userap4.html</text:a></text:p>
      <text:p text:style-name="P2"/>
      <text:p text:style-name="P2"><text:a xlink:type="simple" xlink:href="https://frreutn-my.sharepoint.com/:f:/g/personal/velazcoschegtel_ca_frre_utn_edu_ar/Eq4LNrD_oylCkuRpJ6ces1IBKZZdFCOAbQrcSgRvp0NVHA?e=1wpDpX" text:style-name="Internet_20_link" text:visited-style-name="Visited_20_Internet_20_Link">https://frreutn-my.sharepoint.com/:f:/g/personal/velazcoschegtel_ca_frre_utn_edu_ar/Eq4LNrD_oylCkuRpJ6ces1IBKZZdFCOAbQrcSgRvp0NVHA?e=1wpDpX</text:a></text:p>
      <text:p text:style-name="P2"/>
      <text:p text:style-name="P4"><text:a xlink:type="simple" xlink:href="https://www.profesionalreview.com/2019/10/19/archivos-dat-que-son-estos-archivos-y-como-puedo-abrirlos/" text:style-name="Internet_20_link" text:visited-style-name="Visited_20_Internet_20_Link">https://www.profesionalreview.com/2019/10/19/archivos-dat-que-son-estos-archivos-y-como-puedo-abrirlos/</text:a></text:p>
      <text:p text:style-name="P4"/>
      <text:p text:style-name="P3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6:34:47.320849229</meta:creation-date>
    <dc:title>Default</dc:title>
    <meta:editing-cycles>3</meta:editing-cycles>
    <meta:generator>LibreOffice/6.4.4.2$Linux_X86_64 LibreOffice_project/40$Build-2</meta:generator>
    <meta:editing-duration>PT6M41S</meta:editing-duration>
    <dc:date>2020-07-13T16:41:28.410345336</dc:date>
    <meta:document-statistic meta:table-count="0" meta:image-count="0" meta:object-count="0" meta:page-count="1" meta:paragraph-count="8" meta:word-count="18" meta:character-count="589" meta:non-whitespace-character-count="579"/>
  </office:meta>
</office:document-meta>
</file>